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cm" draw:marker-start-width="0.124cm" draw:marker-end-width="0.124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unch" draw:style-name="dp1" draw:master-page-name="Default">
        <draw:path draw:style-name="gr1" draw:text-style-name="P1" draw:layer="Punch" svg:width="13.159cm" svg:height="17.651cm" svg:x="1.09cm" svg:y="1.143cm" svg:viewBox="0 0 13160 17652" svg:d="m9850 17652c787 0 1514-705 1491-1373v0l-1491-121-106-59 1438-606v-2593h-1438l113-49 1442-91v-1430l-1395-78-107-58h3363v-3199h-3256l-85-48 1474-90v-1437l-1442-78-160-49 10-6293h-6204v6293l-160 49-1442 91v1424l1389 84 110 52-3394-7v3232l3391 2-107 32-1396 91v1431l1442 77 114 49h-1444v2593l1455 606-91 59-1517 121c63 850 699 1373 1491 1373v0h651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unch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1-12-09T17:27:26.33</meta:creation-date>
    <dc:date>2012-05-25T13:26:29.68</dc:date>
    <dc:creator>Anool Mahidharia</dc:creator>
    <meta:editing-duration>PT11H32M28S</meta:editing-duration>
    <meta:editing-cycles>58</meta:editing-cycles>
    <meta:generator>OpenOffice.org/3.3$Win32 OpenOffice.org_project/330m20$Build-9567</meta:generator>
    <meta:printed-by>Anool Mahidharia</meta:printed-by>
    <meta:print-date>2012-05-25T12:34:00.83</meta:print-date>
    <meta:document-statistic meta:object-count="1"/>
  </office:meta>
</office:document-meta>
</file>